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119796"/>
    </style:style>
    <style:style style:name="P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text-properties officeooo:rsid="00184add" officeooo:paragraph-rsid="00184add"/>
    </style:style>
    <style:style style:name="P4" style:family="paragraph" style:parent-style-name="Standard">
      <style:text-properties officeooo:paragraph-rsid="00184add"/>
    </style:style>
    <style:style style:name="P5" style:family="paragraph" style:parent-style-name="Standard">
      <style:text-properties style:text-underline-style="none" fo:font-weight="normal" officeooo:rsid="00184add" officeooo:paragraph-rsid="00184add" style:font-weight-asian="normal" style:font-weight-complex="normal"/>
    </style:style>
    <style:style style:name="P6" style:family="paragraph" style:parent-style-name="Standard">
      <style:text-properties officeooo:rsid="001982ec" officeooo:paragraph-rsid="001982ec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982ec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54b08" officeooo:paragraph-rsid="00184add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84add" officeooo:paragraph-rsid="00184add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solid" style:text-underline-width="auto" style:text-underline-color="font-color" fo:font-weight="bold" officeooo:rsid="00184add" officeooo:paragraph-rsid="00184add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6b74c" officeooo:paragraph-rsid="00184add"/>
    </style:style>
    <style:style style:name="P13" style:family="paragraph" style:parent-style-name="Standard" style:master-page-name="Standard">
      <style:paragraph-properties style:page-number="auto" fo:padding-left="0in" fo:padding-right="0in" fo:padding-top="0in" fo:padding-bottom="0.0291in" fo:border-left="none" fo:border-right="none" fo:border-top="none" fo:border-bottom="0.06pt solid #000000" style:join-border="false"/>
      <style:text-properties officeooo:rsid="001982ec" officeooo:paragraph-rsid="001982ec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officeooo:rsid="0004d857"/>
    </style:style>
    <style:style style:name="T4" style:family="text">
      <style:text-properties officeooo:rsid="00184add"/>
    </style:style>
    <style:style style:name="T5" style:family="text">
      <style:text-properties officeooo:rsid="001982ec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982e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Standard">[<text:span text:style-name="T3">Blaine Mason</text:span>] <text:s text:c="4"/></text:p>
      <text:p text:style-name="P7">COSC <text:span text:style-name="T3">320</text:span> --- [<text:span text:style-name="T3">001</text:span>]<text:tab/><text:tab/>[<text:span text:style-name="T3">Lab04</text:span>]<text:tab/><text:tab/>[<text:span text:style-name="T4">25 February 2020 </text:span>]</text:p>
      <text:p text:style-name="P7"/>
      <text:p text:style-name="P4"><text:span text:style-name="T1">Lab report</text:span>: <text:s/><text:span text:style-name="T4">While writing this lab I did not understand the instructions immediately. <text:s/>Although, after reviewing the questions and exactly what the lab was asking, I had a better understanding and began working. <text:s/>This lab took me ~1 hour to complete. <text:s/>I ran into an issue with buildExpTree, but it worked after realizing I needed to have the string given in postorder form in order to pass it into buildExpTree.</text:span></text:p>
      <text:p text:style-name="P4"><text:span text:style-name="T4"><text:s/>===============================================================</text:span></text:p>
      <text:p text:style-name="P8"><text:span text:style-name="T2">Pre-lab</text:span>: <text:s/><text:span text:style-name="T4">I went over the slides and refreshed my memory of what exactly goes on during each type of traversal. <text:s/>I recently did Lab-03 so the understanding of d_tnode.h and d_tnode1.h existed but needed review.</text:span></text:p>
      <text:p text:style-name="P8"><text:span text:style-name="T4"><text:line-break/></text:span></text:p>
      <text:p text:style-name="P2">Lab <text:span text:style-name="T4">4: Lab_04.cpp</text:span></text:p>
      <text:p text:style-name="P3">#include &lt;iostream&gt;</text:p>
      <text:p text:style-name="P3">#include &lt;stack&gt;</text:p>
      <text:p text:style-name="P3">#include &lt;string&gt;</text:p>
      <text:p text:style-name="P3">#include "d_tnode.h"</text:p>
      <text:p text:style-name="P3">#include "d_tnode1.h"</text:p>
      <text:p text:style-name="P3">#include "inf2pstf.h"</text:p>
      <text:p text:style-name="P3"/>
      <text:p text:style-name="P3">tnode&lt;char&gt; *buildExpTree(const string&amp; exp);</text:p>
      <text:p text:style-name="P3">void prefixoutput(tnode&lt;char&gt; *exp);</text:p>
      <text:p text:style-name="P3">void postorderT(tnode&lt;char&gt; *expr);</text:p>
      <text:p text:style-name="P3">void preorderT(tnode&lt;char&gt; *expr);</text:p>
      <text:p text:style-name="P3"/>
      <text:p text:style-name="P3">/*</text:p>
      <text:p text:style-name="P3">* File Name: Lab_04.cpp</text:p>
      <text:p text:style-name="P3">* Author: Blaine Mason</text:p>
      <text:p text:style-name="P3">* Assignment: Lab-04</text:p>
      <text:p text:style-name="P3">*/</text:p>
      <text:p text:style-name="P3"/>
      <text:p text:style-name="P3"/>
      <text:p text:style-name="P3"/>
      <text:p text:style-name="P3">int main(){</text:p>
      <text:p text:style-name="P3"/>
      <text:p text:style-name="P3"><text:tab/>tnode&lt;char&gt; *oneponeTree;</text:p>
      <text:p text:style-name="P3"><text:tab/>tnode&lt;char&gt; *oneptwoTree;</text:p>
      <text:p text:style-name="P3"><text:tab/>tnode&lt;char&gt; *onepthreeTree;</text:p>
      <text:p text:style-name="P3"/>
      <text:p text:style-name="P3"><text:tab/>//The infix expressions asked to convert to pre-order and post order</text:p>
      <text:p text:style-name="P3"><text:tab/>string uno = "a*b";</text:p>
      <text:p text:style-name="P3"><text:tab/>string dos = "a+b+c";</text:p>
      <text:p text:style-name="P3"><text:tab/>string tres = "a+b*c/d-e";</text:p>
      <text:p text:style-name="P3"><text:soft-page-break/></text:p>
      <text:p text:style-name="P3"><text:tab/>//Convert to postfix to be passed into buildExpTree</text:p>
      <text:p text:style-name="P3"><text:tab/>infix2Postfix one(uno);</text:p>
      <text:p text:style-name="P3"><text:tab/>infix2Postfix two(dos);</text:p>
      <text:p text:style-name="P3"><text:tab/>infix2Postfix three(tres);</text:p>
      <text:p text:style-name="P3"><text:tab/>uno = one.postfix();</text:p>
      <text:p text:style-name="P3"><text:tab/>dos = two.postfix();</text:p>
      <text:p text:style-name="P3"><text:tab/>tres = three.postfix();</text:p>
      <text:p text:style-name="P3"/>
      <text:p text:style-name="P3"><text:tab/>//Construct the Expression Trees</text:p>
      <text:p text:style-name="P3"><text:tab/>oneponeTree = buildExpTree(uno);</text:p>
      <text:p text:style-name="P3"><text:tab/>oneptwoTree = buildExpTree(dos);</text:p>
      <text:p text:style-name="P3"><text:tab/>onepthreeTree = buildExpTree(tres);</text:p>
      <text:p text:style-name="P3"/>
      <text:p text:style-name="P3"/>
      <text:p text:style-name="P3"><text:tab/>/*</text:p>
      <text:p text:style-name="P3"><text:tab/>* Output the Pre-Order and Post-Order</text:p>
      <text:p text:style-name="P3"><text:tab/>*/</text:p>
      <text:p text:style-name="P3"><text:tab/>std::cout &lt;&lt; "Pre-Order" &lt;&lt; std::endl;</text:p>
      <text:p text:style-name="P3"><text:tab/>preorderT(oneponeTree);</text:p>
      <text:p text:style-name="P3"><text:s text:c="2"/><text:tab/>std::cout &lt;&lt; std::endl;</text:p>
      <text:p text:style-name="P3"><text:tab/>preorderT(oneptwoTree);</text:p>
      <text:p text:style-name="P3"><text:s text:c="2"/><text:tab/>std::cout &lt;&lt; std::endl;</text:p>
      <text:p text:style-name="P3"><text:tab/>preorderT(onepthreeTree);</text:p>
      <text:p text:style-name="P3"><text:tab/>std::cout &lt;&lt; std::endl;</text:p>
      <text:p text:style-name="P3"/>
      <text:p text:style-name="P3"><text:tab/>std::cout &lt;&lt; "Post-Order" &lt;&lt; std::endl;</text:p>
      <text:p text:style-name="P3"><text:tab/>postorderT(oneponeTree);</text:p>
      <text:p text:style-name="P3"><text:s text:c="2"/><text:tab/>std::cout &lt;&lt; std::endl;</text:p>
      <text:p text:style-name="P3"><text:tab/>postorderT(oneptwoTree);</text:p>
      <text:p text:style-name="P3"><text:s text:c="2"/><text:tab/>std::cout &lt;&lt; std::endl;</text:p>
      <text:p text:style-name="P3"><text:tab/>postorderT(onepthreeTree);</text:p>
      <text:p text:style-name="P3"><text:tab/>std::cout &lt;&lt; std::endl;</text:p>
      <text:p text:style-name="P3"/>
      <text:p text:style-name="P3"/>
      <text:p text:style-name="P3"/>
      <text:p text:style-name="P3"><text:tab/>//Take an expression from the user</text:p>
      <text:p text:style-name="P3"><text:tab/>string user_exp;</text:p>
      <text:p text:style-name="P3"><text:tab/>std::cout &lt;&lt; "Enter the expression: ";</text:p>
      <text:p text:style-name="P3"><text:tab/>std::cin &gt;&gt; user_exp;</text:p>
      <text:p text:style-name="P3"/>
      <text:p text:style-name="P3"><text:tab/>//Convert to postfix to build an expression tree</text:p>
      <text:p text:style-name="P3"><text:tab/>infix2Postfix usr(user_exp);</text:p>
      <text:p text:style-name="P3"><text:tab/>user_exp = usr.postfix();</text:p>
      <text:p text:style-name="P3"><text:tab/></text:p>
      <text:p text:style-name="P3"><text:tab/>//Build expression tree</text:p>
      <text:p text:style-name="P3"><text:soft-page-break/><text:tab/>tnode&lt;char&gt; *user_Input;</text:p>
      <text:p text:style-name="P3"><text:tab/>user_Input = buildExpTree(user_exp);</text:p>
      <text:p text:style-name="P3"><text:tab/></text:p>
      <text:p text:style-name="P3"><text:tab/>//Output Prefix and Postfix form </text:p>
      <text:p text:style-name="P3"><text:tab/>std::cout &lt;&lt; "Prefix form: ";</text:p>
      <text:p text:style-name="P3"><text:tab/>prefixoutput(user_Input);</text:p>
      <text:p text:style-name="P3"><text:tab/>std::cout &lt;&lt; std::endl;</text:p>
      <text:p text:style-name="P3"><text:tab/>std::cout &lt;&lt; "Postfix form: ";</text:p>
      <text:p text:style-name="P3"><text:tab/>postorderT(user_Input);</text:p>
      <text:p text:style-name="P3"><text:tab/>std::cout &lt;&lt; std::endl;</text:p>
      <text:p text:style-name="P3"/>
      <text:p text:style-name="P3"/>
      <text:p text:style-name="P3"><text:tab/>int size = user_exp.length();</text:p>
      <text:p text:style-name="P3"><text:tab/>//Display the Created tree</text:p>
      <text:p text:style-name="P3"><text:tab/>std::cout &lt;&lt; "Expression tree: " &lt;&lt; std::endl;</text:p>
      <text:p text:style-name="P3"><text:tab/>displayTree(user_Input, size);</text:p>
      <text:p text:style-name="P3"><text:s text:c="2"/></text:p>
      <text:p text:style-name="P3"/>
      <text:p text:style-name="P3"><text:tab/>return 0;</text:p>
      <text:p text:style-name="P3">}</text:p>
      <text:p text:style-name="P3"/>
      <text:p text:style-name="P3"/>
      <text:p text:style-name="P3"/>
      <text:p text:style-name="P3">/*</text:p>
      <text:p text:style-name="P3">* IN: tnode</text:p>
      <text:p text:style-name="P3">* OUT: Void</text:p>
      <text:p text:style-name="P3">* Method: Outputs the given expression in </text:p>
      <text:p text:style-name="P3">*<text:tab/><text:tab/> <text:s/>pre-order</text:p>
      <text:p text:style-name="P3">*/</text:p>
      <text:p text:style-name="P3">void preorderT(tnode&lt;char&gt; *expr){</text:p>
      <text:p text:style-name="P3"><text:tab/>if(!expr){</text:p>
      <text:p text:style-name="P3"><text:tab/><text:tab/>return;</text:p>
      <text:p text:style-name="P3"><text:tab/>}else{</text:p>
      <text:p text:style-name="P3"><text:tab/><text:tab/>//NLR</text:p>
      <text:p text:style-name="P3"><text:tab/><text:tab/>std::cout &lt;&lt; expr-&gt;nodeValue &lt;&lt; " ";</text:p>
      <text:p text:style-name="P3"><text:tab/><text:tab/>postorderT(expr-&gt;left);</text:p>
      <text:p text:style-name="P3"><text:tab/><text:tab/>postorderT(expr-&gt;right);</text:p>
      <text:p text:style-name="P3"><text:tab/>}</text:p>
      <text:p text:style-name="P3">}</text:p>
      <text:p text:style-name="P3"/>
      <text:p text:style-name="P3">/*</text:p>
      <text:p text:style-name="P3">* IN: tnode</text:p>
      <text:p text:style-name="P3">* OUT: Void</text:p>
      <text:p text:style-name="P3">* Method: Outputs the given expression in </text:p>
      <text:p text:style-name="P3">*<text:tab/><text:tab/> <text:s/>post-order</text:p>
      <text:p text:style-name="P3">*/</text:p>
      <text:p text:style-name="P3"><text:soft-page-break/>void postorderT(tnode&lt;char&gt; *expr){</text:p>
      <text:p text:style-name="P3"><text:tab/>if(!expr){</text:p>
      <text:p text:style-name="P3"><text:tab/><text:tab/>return;</text:p>
      <text:p text:style-name="P3"><text:tab/>}else{</text:p>
      <text:p text:style-name="P3"><text:tab/><text:tab/>//LRN</text:p>
      <text:p text:style-name="P3"><text:tab/><text:tab/>postorderT(expr-&gt;left);</text:p>
      <text:p text:style-name="P3"><text:tab/><text:tab/>postorderT(expr-&gt;right);</text:p>
      <text:p text:style-name="P3"><text:tab/><text:tab/>std::cout &lt;&lt; expr-&gt;nodeValue &lt;&lt; " ";</text:p>
      <text:p text:style-name="P3"><text:tab/>}</text:p>
      <text:p text:style-name="P3">}</text:p>
      <text:p text:style-name="P3"/>
      <text:p text:style-name="P3">/*</text:p>
      <text:p text:style-name="P3">* IN: tnode</text:p>
      <text:p text:style-name="P3">* OUT: Void</text:p>
      <text:p text:style-name="P3">* Method: Outputs the given expression in </text:p>
      <text:p text:style-name="P3">*<text:tab/><text:tab/> <text:s/>prefix</text:p>
      <text:p text:style-name="P3">*/</text:p>
      <text:p text:style-name="P3">void prefixoutput(tnode&lt;char&gt; *exp){</text:p>
      <text:p text:style-name="P3"><text:tab/>if(!exp){</text:p>
      <text:p text:style-name="P3"><text:tab/><text:tab/>return;</text:p>
      <text:p text:style-name="P3"><text:tab/>}</text:p>
      <text:p text:style-name="P3"><text:tab/>std::cout &lt;&lt; exp-&gt;nodeValue &lt;&lt; " ";</text:p>
      <text:p text:style-name="P3"><text:tab/>prefixoutput(exp-&gt;left);</text:p>
      <text:p text:style-name="P3"><text:tab/>prefixoutput(exp-&gt;right);</text:p>
      <text:p text:style-name="P3">}</text:p>
      <text:p text:style-name="P3"><text:tab/></text:p>
      <text:p text:style-name="P3"><text:tab/></text:p>
      <text:p text:style-name="P3"/>
      <text:p text:style-name="P3">tnode&lt;char&gt; *buildExpTree(const string&amp; exp)</text:p>
      <text:p text:style-name="P3">{</text:p>
      <text:p text:style-name="P3"><text:tab/>// newnode is the address of the root of subtrees we build</text:p>
      <text:p text:style-name="P3"><text:tab/>tnode&lt;char&gt; *newnode, *lptr, *rptr;</text:p>
      <text:p text:style-name="P3"><text:tab/>char token;</text:p>
      <text:p text:style-name="P3"><text:tab/>// subtrees go into and off the stack</text:p>
      <text:p text:style-name="P3"><text:tab/>stack&lt;tnode&lt;char&gt; *&gt; s;</text:p>
      <text:p text:style-name="P3"><text:tab/>int i = 0;</text:p>
      <text:p text:style-name="P3"/>
      <text:p text:style-name="P3"/>
      <text:p text:style-name="P3"><text:tab/>// loop until i reaches the end of the string</text:p>
      <text:p text:style-name="P3"><text:tab/>while(i != exp.length())</text:p>
      <text:p text:style-name="P3"><text:tab/>{</text:p>
      <text:p text:style-name="P3"><text:tab/><text:tab/>// skip blanks and tabs in the expression</text:p>
      <text:p text:style-name="P3"><text:tab/><text:tab/>while (exp[i] == ' ' || exp[i] == '\t')</text:p>
      <text:p text:style-name="P3"><text:tab/><text:tab/><text:tab/>i++;</text:p>
      <text:p text:style-name="P3"/>
      <text:p text:style-name="P3"><text:tab/><text:tab/>// if the expression has trailing whitespace, we could</text:p>
      <text:p text:style-name="P3"><text:soft-page-break/><text:tab/><text:tab/>// be at the end of the string</text:p>
      <text:p text:style-name="P3"><text:tab/><text:tab/>if (i == exp.length())</text:p>
      <text:p text:style-name="P3"><text:tab/><text:tab/><text:tab/>break;</text:p>
      <text:p text:style-name="P3"/>
      <text:p text:style-name="P3"><text:tab/><text:tab/>// extract the current token and increment i</text:p>
      <text:p text:style-name="P3"><text:tab/><text:tab/>token = exp[i];</text:p>
      <text:p text:style-name="P3"><text:tab/><text:tab/>i++;</text:p>
      <text:p text:style-name="P3"/>
      <text:p text:style-name="P3"><text:tab/><text:tab/>// see if the token is an operator or an operand</text:p>
      <text:p text:style-name="P3"><text:tab/><text:tab/>if (token == '+' || token == '-' || token == '*' || token == '/')</text:p>
      <text:p text:style-name="P3"><text:tab/><text:tab/>{</text:p>
      <text:p text:style-name="P3"><text:tab/><text:tab/><text:tab/>// current token is an operator. pop two subtrees off</text:p>
      <text:p text:style-name="P3"><text:tab/><text:tab/><text:tab/>// the stack.</text:p>
      <text:p text:style-name="P3"><text:tab/><text:tab/><text:tab/>rptr = s.top();</text:p>
      <text:p text:style-name="P3"><text:tab/><text:tab/><text:tab/>s.pop();</text:p>
      <text:p text:style-name="P3"><text:tab/><text:tab/><text:tab/>lptr = s.top();</text:p>
      <text:p text:style-name="P3"><text:tab/><text:tab/><text:tab/>s.pop();</text:p>
      <text:p text:style-name="P3"><text:tab/><text:tab/></text:p>
      <text:p text:style-name="P3"><text:tab/><text:tab/><text:tab/>// create a new subtree with token as root and subtees</text:p>
      <text:p text:style-name="P3"><text:tab/><text:tab/><text:tab/>// lptr and rptr and push it onto the stack</text:p>
      <text:p text:style-name="P3"><text:tab/><text:tab/><text:tab/>newnode = new tnode&lt;char&gt;(token,lptr,rptr);</text:p>
      <text:p text:style-name="P3"><text:tab/><text:tab/><text:tab/>s.push(newnode);</text:p>
      <text:p text:style-name="P3"><text:tab/><text:tab/>}</text:p>
      <text:p text:style-name="P3"><text:tab/><text:tab/>else // must be an operand</text:p>
      <text:p text:style-name="P3"><text:tab/><text:tab/>{</text:p>
      <text:p text:style-name="P3"><text:tab/><text:tab/><text:tab/>// create a leaf node and push it onto the stack</text:p>
      <text:p text:style-name="P3"><text:tab/><text:tab/><text:tab/>newnode = new tnode&lt;char&gt;(token);</text:p>
      <text:p text:style-name="P3"><text:tab/><text:tab/><text:tab/>s.push(newnode);</text:p>
      <text:p text:style-name="P3"><text:tab/><text:tab/>}</text:p>
      <text:p text:style-name="P3"><text:tab/>}</text:p>
      <text:p text:style-name="P3"/>
      <text:p text:style-name="P3"><text:tab/>// if the expression was not empty, the root of the expression</text:p>
      <text:p text:style-name="P3"><text:tab/>// tree is on the top of the stack</text:p>
      <text:p text:style-name="P3"><text:tab/>if (!s.empty())</text:p>
      <text:p text:style-name="P3"><text:tab/><text:tab/>return s.top();</text:p>
      <text:p text:style-name="P3"><text:tab/>else</text:p>
      <text:p text:style-name="P3"><text:tab/><text:tab/>return NULL;</text:p>
      <text:p text:style-name="P10">}</text:p>
      <text:p text:style-name="Standard">…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2">Output:</text:p>
      <text:p text:style-name="P9">Lab0<text:span text:style-name="T4">4</text:span>.cpp:</text:p>
      <text:p text:style-name="P3">Pre-Order</text:p>
      <text:p text:style-name="P3">* a b </text:p>
      <text:p text:style-name="P3">+ a b + c </text:p>
      <text:p text:style-name="P3">- a b c * d / + e </text:p>
      <text:p text:style-name="P3">Post-Order</text:p>
      <text:p text:style-name="P3">a b * </text:p>
      <text:p text:style-name="P3">a b + c + </text:p>
      <text:p text:style-name="P3">a b c * d / + e - </text:p>
      <text:p text:style-name="P3">Enter the expression: (a+b)/c</text:p>
      <text:p text:style-name="P3">Prefix form: / + a b c </text:p>
      <text:p text:style-name="P3">Postfix form: a b + c / </text:p>
      <text:p text:style-name="P3">Expression tree: </text:p>
      <text:p text:style-name="P3"><text:s text:c="42"/>/</text:p>
      <text:p text:style-name="P3"><text:s text:c="20"/>+ <text:s text:c="30"/>c</text:p>
      <text:p text:style-name="P10"><text:s text:c="9"/>a <text:s text:c="19"/>b</text:p>
      <text:p text:style-name="P10">…….<text:line-break/><text:line-break/></text:p>
      <text:p text:style-name="P11">Lab-04 Questions and Answers:</text:p>
      <text:p text:style-name="P10"><text:span text:style-name="T6">1.) The relationship between pre-fix and postfix are </text:span><text:span text:style-name="T7">almost similar, it appears as they are almost reversed, but the expressions appear before and after the literals.</text:span></text:p>
      <text:p text:style-name="P6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[Student Name]     </dc:title>
    <meta:initial-creator>Information Technology</meta:initial-creator>
    <meta:creation-date>2006-09-26T14:08:00</meta:creation-date>
    <dc:date>2020-02-25T09:32:03.532598911</dc:date>
    <meta:editing-cycles>12</meta:editing-cycles>
    <meta:editing-duration>PT45M46S</meta:editing-duration>
    <meta:print-date>2020-02-11T09:22:54.020239066</meta:print-date>
    <meta:generator>LibreOffice/5.3.6.1$Linux_X86_64 LibreOffice_project/30$Build-1</meta:generator>
    <meta:document-statistic meta:table-count="0" meta:image-count="0" meta:object-count="0" meta:page-count="6" meta:paragraph-count="203" meta:word-count="777" meta:character-count="5266" meta:non-whitespace-character-count="4327"/>
  </office:meta>
</office:document-meta>
</file>